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42.4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67.68mm"/>
    </style:style>
    <style:style style:name="co6" style:family="table-column">
      <style:table-column-properties fo:break-before="auto" style:column-width="60.1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BD-SI-1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How-To is presented and program terminate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BD-SI-2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Program initializes with verbose output. READY packet is sent localhost to localhost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3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2)Start Server</text:p>
          </table:table-cell>
          <table:table-cell office:value-type="string" calcext:value-type="string">
            <text:p>--LEAVE</text:p>
          </table:table-cell>
          <table:table-cell table:number-columns-repeated="2" office:value-type="string" calcext:value-type="string">
            <text:p>Program initializes with minimal output. Terminal is released. READY packet is sent localhost to localhos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BD-SI-4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d 192.168.10.1</text:p>
          </table:table-cell>
          <table:table-cell table:number-columns-repeated="2" office:value-type="string" calcext:value-type="string">
            <text:p>Program initializes with minimal output. READY packet is sent from localhost to 192.168.10.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5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s 192.168.10.1 -d 192.168.10.2</text:p>
          </table:table-cell>
          <table:table-cell table:number-columns-repeated="2" office:value-type="string" calcext:value-type="string">
            <text:p>Program initializes with minimal output. READY packet is sent from 192.168.10.1 to 192.168.10.2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6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p 8811</text:p>
          </table:table-cell>
          <table:table-cell table:number-columns-repeated="2" office:value-type="string" calcext:value-type="string">
            <text:p>Program initializes with minimal output. READY packet is sent from localhost to localhost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BD-SI-7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DEBUG -s 192.168.10.1 -d 192.168.10.2 -p 8811</text:p>
          </table:table-cell>
          <table:table-cell table:number-columns-repeated="2" office:value-type="string" calcext:value-type="string">
            <text:p>Program initializes with verbose output. READY packet is sent from 192.168.10.1 to 192.168.10.2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BD-SI-8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LEAVE -d 192.168.10.2 -p 8811</text:p>
          </table:table-cell>
          <table:table-cell table:number-columns-repeated="2" office:value-type="string" calcext:value-type="string">
            <text:p>Program initializes with minimal output. Terminal is released. READY packet is sent from localhost to 192.168.10.2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1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1</text:p>
          </table:table-cell>
          <table:table-cell office:value-type="string" calcext:value-type="string">
            <text:p>Program initializes with minimal output. READY packet is sent from localhost to localhost. Encryption is enabled with a caesar offset of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D-E-2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1 -d 192.168.10.2</text:p>
          </table:table-cell>
          <table:table-cell office:value-type="string" calcext:value-type="string">
            <text:p>Program initializes with minimal output. READY packet is sent from localhost to 192.168.10.2. Encryption is enabled with a caesar offset of 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BD-E-3</text:p>
          </table:table-cell>
          <table:table-cell office:value-type="string" calcext:value-type="string">
            <text:p>Backdoor</text:p>
          </table:table-cell>
          <table:table-cell table:number-columns-repeated="5"/>
        </table:table-row>
        <table:table-row table:style-name="ro6" table:number-rows-repeated="104856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0-30T15:48:27.838537560</meta:creation-date>
    <dc:date>2016-10-30T17:34:38.147091429</dc:date>
    <dc:creator>Ben Soer</dc:creator>
    <meta:editing-duration>PT7M23S</meta:editing-duration>
    <meta:editing-cycles>3</meta:editing-cycles>
    <meta:generator>LibreOffice/5.1.6.2.0$Linux_X86_64 LibreOffice_project/10$Build-2</meta:generator>
    <meta:document-statistic meta:table-count="1" meta:cell-count="75" meta:object-count="0"/>
  </office:meta>
</office:document-meta>
</file>